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1-23T15:07:05.069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(),""(true),1786120656,|tmp:///|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146 tests executed; 24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Tests.rsc|: Cannot execute due to compilation errors</text:p>
          </table:table-cell>
          <table:table-cell table:number-columns-repeated="1023"/>
        </table:table-row>
        <table:table-row table:style-name="ro1" table:number-rows-repeated="21">
          <table:table-cell table:style-name="ce24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16:09:28.1075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23T16:32:02.997968000</dc:date>
    <meta:editing-duration>P33DT3H2M37S</meta:editing-duration>
    <meta:editing-cycles>117</meta:editing-cycles>
    <meta:generator>LibreOffice/4.3.3.2$MacOSX_X86_64 LibreOffice_project/9bb7eadab57b6755b1265afa86e04bf45fbfc644</meta:generator>
    <meta:document-statistic meta:table-count="5" meta:cell-count="451" meta:object-count="0"/>
  </office:meta>
</office:document-meta>
</file>